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5-02-05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4-02-06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2416" calcext:value-type="float">
            <text:p>126.7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3-02-0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868" calcext:value-type="float">
            <text:p>126.5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2-02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1-02-10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1232" calcext:value-type="float">
            <text:p>125.6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20-02-05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5848" calcext:value-type="float">
            <text:p>125.2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9-02-0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8-02-0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8984" calcext:value-type="float">
            <text:p>124.4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7-02-10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8152" calcext:value-type="float">
            <text:p>123.8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6-02-17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1912" calcext:value-type="float">
            <text:p>123.5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5-02-0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2792" calcext:value-type="float">
            <text:p>122.9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4-02-13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3-02-2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192" calcext:value-type="float">
            <text:p>122.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2-02-2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1-02-2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10-02-24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9-02-26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3016" calcext:value-type="float">
            <text:p>120.1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8-02-2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7-02-2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6-02-2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5-02-2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4-02-1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1128" calcext:value-type="float">
            <text:p>117.9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3-02-2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2-02-2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1-02-2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2000-02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9-02-26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8-02-2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7-07-2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58" calcext:value-type="float">
            <text:p>114.9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7-02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6-02-29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5-02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4-06-22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4-03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744" calcext:value-type="float">
            <text:p>113.3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2-02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1-02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0-10-11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90-02-2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9-02-2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8-02-1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7-09-15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7-02-19 0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6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5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4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4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3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7168" calcext:value-type="float">
            <text:p>101.5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8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8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7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6904" calcext:value-type="float">
            <text:p>81.1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5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4-1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3-1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2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16</text:p>
          </table:table-cell>
          <table:table-cell office:value-type="string" calcext:value-type="string">
            <text:p>1971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